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6pt" fo:font-weight="normal" officeooo:rsid="00181d17" officeooo:paragraph-rsid="0016204e" style:font-size-asian="14pt" style:font-weight-asian="normal" style:font-size-complex="16pt" style:font-weight-complex="normal"/>
    </style:style>
    <style:style style:name="T1" style:family="text">
      <style:text-properties officeooo:rsid="001bfb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 31165@localhost:(none)&gt; use accomple;</text:p>
      <text:p text:style-name="P1">You are now connected to database "accomple" as user "31165"</text:p>
      <text:p text:style-name="P1">Time: 0.001s</text:p>
      <text:p text:style-name="P1"/>
      <text:p text:style-name="P1">mysql 31165@localhost:accomple&gt; DESCRIBE authentication_customuser;</text:p>
      <text:p text:style-name="P1">╒══════════════════════════╤══════════════╤════════╤═══════╤═══════════╤════════════════╕</text:p>
      <text:p text:style-name="P1">│ Field <text:s text:c="19"/>│ Type <text:s text:c="8"/>│ Null <text:s text:c="2"/>│ Key <text:s text:c="2"/>│ <text:s text:c="2"/>Default │ Extra <text:s text:c="9"/>│</text:p>
      <text:p text:style-name="P1">╞══════════════════════════╪══════════════╪════════╪═══════╪═══════════╪════════════════╡</text:p>
      <text:p text:style-name="P1">│ id <text:s text:c="22"/>│ int <text:s text:c="9"/>│ NO <text:s text:c="4"/>│ PRI <text:s text:c="2"/>│ <text:s text:c="3"/>&lt;null&gt; │ auto_increment │</text:p>
      <text:p text:style-name="P1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password <text:s text:c="16"/>│ varchar(128) │ NO <text:s text:c="4"/>│ <text:s text:c="6"/>│ <text:s text:c="3"/>&lt;null&gt; │ <text:s text:c="15"/>│</text:p>
      <text:p text:style-name="P1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last_login <text:s text:c="14"/>│ datetime(6) <text:s/>│ YES <text:s text:c="3"/>│ <text:s text:c="6"/>│ <text:s text:c="3"/>&lt;null&gt; │ <text:s text:c="15"/>│</text:p>
      <text:p text:style-name="P1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is_superuser <text:s text:c="12"/>│ tinyint(1) <text:s text:c="2"/>│ NO <text:s text:c="4"/>│ <text:s text:c="6"/>│ <text:s text:c="3"/>&lt;null&gt; │ <text:s text:c="15"/>│</text:p>
      <text:p text:style-name="P1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email <text:s text:c="19"/>│ varchar(254) │ NO <text:s text:c="4"/>│ <text:span text:style-name="T1">UNI</text:span> <text:s text:c="2"/>│ <text:s text:c="3"/>&lt;null&gt; │ <text:s text:c="15"/></text:p>
      <text:p text:style-name="P1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is_staff <text:s text:c="16"/>│ tinyint(1) <text:s text:c="2"/>│ NO <text:s text:c="4"/>│ <text:s text:c="6"/>│ <text:s text:c="3"/>&lt;null&gt; │ <text:s text:c="15"/>│</text:p>
      <text:p text:style-name="P1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is_active <text:s text:c="15"/>│ tinyint(1) <text:s text:c="2"/>│ NO <text:s text:c="4"/>│ <text:s text:c="6"/>│ <text:s text:c="3"/>&lt;null&gt; │ <text:s text:c="15"/>│</text:p>
      <text:p text:style-name="P1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date_joined <text:s text:c="13"/>│ datetime(6) <text:s/>│ NO <text:s text:c="4"/>│ <text:s text:c="6"/>│ <text:s text:c="3"/>&lt;null&gt; │ <text:s text:c="15"/>│</text:p>
      <text:p text:style-name="P1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username <text:s text:c="16"/>│ varchar(254) │ NO <text:s text:c="4"/>│ UNI <text:s text:c="2"/>│ <text:s text:c="3"/>&lt;null&gt; │ <text:s text:c="15"/>│</text:p>
      <text:p text:style-name="P1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first_name <text:s text:c="14"/>│ varchar(16) <text:s/>│ YES <text:s text:c="3"/>│ <text:s text:c="6"/>│ <text:s text:c="3"/>&lt;null&gt; │ <text:s text:c="15"/>│</text:p>
      <text:p text:style-name="P1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last_name <text:s text:c="15"/>│ varchar(16) <text:s/>│ YES <text:s text:c="3"/>│ <text:s text:c="6"/>│ <text:s text:c="3"/>&lt;null&gt; │ <text:s text:c="15"/>│</text:p>
      <text:p text:style-name="P1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email_verification_token │ varchar(40) <text:s/>│ NO <text:s text:c="4"/>│ <text:span text:style-name="T1">UNI</text:span> <text:s text:c="2"/>│ <text:s text:c="3"/>&lt;null&gt; │ <text:s text:c="15"/>│</text:p>
      <text:p text:style-name="P1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phone_number <text:s text:c="12"/>│ varchar(13) <text:s/>│ YES <text:s text:c="3"/>│ <text:span text:style-name="T1">UNI</text:span> <text:s text:c="2"/>│ <text:s text:c="3"/>&lt;null&gt; │ <text:s text:c="15"/>│</text:p>
      <text:p text:style-name="P1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profile_pic <text:s text:c="13"/>│ varchar(100) │ YES <text:s text:c="3"/>│ <text:s text:c="6"/>│ <text:s text:c="3"/>&lt;null&gt; │ <text:s text:c="15"/>│</text:p>
      <text:p text:style-name="P1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date_of_birth <text:s text:c="11"/>│ date <text:s text:c="8"/>│ YES <text:s text:c="3"/>│ <text:s text:c="6"/>│ <text:s text:c="3"/>&lt;null&gt; │ <text:s text:c="15"/>│</text:p>
      <text:p text:style-name="P1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password_reset_token <text:s text:c="4"/>│ varchar(40) <text:s/>│ NO <text:s text:c="4"/>│ <text:span text:style-name="T1">UNI</text:span> <text:s text:c="2"/>│ <text:s text:c="3"/>&lt;null&gt; │ <text:s text:c="15"/>│</text:p>
      <text:p text:style-name="P1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is_verified <text:s text:c="13"/>│ tinyint(1) <text:s text:c="2"/>│ NO <text:s text:c="4"/>│ <text:s text:c="6"/>│ <text:s text:c="3"/>&lt;null&gt; │ <text:s text:c="15"/>│</text:p>
      <text:p text:style-name="P1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is_owner <text:s text:c="16"/>│ tinyint(1) <text:s text:c="2"/>│ NO <text:s text:c="4"/>│ <text:s text:c="6"/>│ <text:s text:c="3"/>&lt;null&gt; │ <text:s text:c="15"/>│</text:p>
      <text:p text:style-name="P1">╘══════════════════════════╧══════════════╧════════╧═══════╧═══════════╧════════════════╛</text:p>
      <text:p text:style-name="P1">18 rows in set</text:p>
      <text:p text:style-name="P1">Time: 0.016s</text:p>
      <text:p text:style-name="P1"/>
      <text:p text:style-name="P1">mysql 31165@localhost:accomple&gt; DESCRIBE authentication_otp;</text:p>
      <text:p text:style-name="P1">╒═══════════════╤═════════════╤════════╤═══════╤═══════════╤════════════════╕</text:p>
      <text:p text:style-name="P1">│ Field <text:s text:c="8"/>│ Type <text:s text:c="7"/>│ Null <text:s text:c="2"/>│ Key <text:s text:c="2"/>│ <text:s text:c="2"/>Default │ Extra <text:s text:c="9"/>│</text:p>
      <text:p text:style-name="P1">╞═══════════════╪═════════════╪════════╪═══════╪═══════════╪════════════════╡</text:p>
      <text:p text:style-name="P1">│ id <text:s text:c="11"/>│ int <text:s text:c="8"/>│ NO <text:s text:c="4"/>│ PRI <text:s text:c="2"/>│ <text:s text:c="3"/>&lt;null&gt; │ auto_increment │</text:p>
      <text:p text:style-name="P1">├───────────────┼─────────────┼────────┼───────┼───────────┼────────────────┤</text:p>
      <text:p text:style-name="P1">│ key <text:s text:c="10"/>│ varchar(6) <text:s/>│ YES <text:s text:c="3"/>│ <text:s text:c="6"/>│ <text:s text:c="3"/>&lt;null&gt; │ <text:s text:c="15"/>│</text:p>
      <text:p text:style-name="P1">├───────────────┼─────────────┼────────┼───────┼───────────┼────────────────┤</text:p>
      <text:p text:style-name="P1">│ creation_time │ datetime(6) │ YES <text:s text:c="3"/>│ <text:s text:c="6"/>│ <text:s text:c="3"/>&lt;null&gt; │ <text:s text:c="15"/>│</text:p>
      <text:p text:style-name="P1">├───────────────┼─────────────┼────────┼───────┼───────────┼────────────────┤</text:p>
      <text:p text:style-name="P1">│ user_id <text:s text:c="6"/>│ int <text:s text:c="8"/>│ NO <text:s text:c="4"/>│ UNI <text:s text:c="2"/>│ <text:s text:c="3"/>&lt;null&gt; │ <text:s text:c="15"/>│</text:p>
      <text:p text:style-name="P1">╘═══════════════╧═════════════╧════════╧═══════╧═══════════╧════════════════╛</text:p>
      <text:p text:style-name="P1">4 rows in set</text:p>
      <text:p text:style-name="P1">Time: 0.008s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ysql 31165@localhost:accomple&gt; DESCRIBE accommodation_building;</text:p>
      <text:p text:style-name="P1">╒═══════════════╤═════════════╤════════╤═══════╤═══════════╤════════════════╕</text:p>
      <text:p text:style-name="P1">│ Field <text:s text:c="8"/>│ Type <text:s text:c="7"/>│ Null <text:s text:c="2"/>│ Key <text:s text:c="2"/>│ <text:s text:c="2"/>Default │ Extra <text:s text:c="9"/>│</text:p>
      <text:p text:style-name="P1">╞═══════════════╪═════════════╪════════╪═══════╪═══════════╪════════════════╡</text:p>
      <text:p text:style-name="P1">│ id <text:s text:c="11"/>│ int <text:s text:c="8"/>│ NO <text:s text:c="4"/>│ PRI <text:s text:c="2"/>│ <text:s text:c="3"/>&lt;null&gt; │ auto_increment │</text:p>
      <text:p text:style-name="P1">├───────────────┼─────────────┼────────┼───────┼───────────┼────────────────┤</text:p>
      <text:p text:style-name="P1">│ building_name │ varchar(32) │ NO <text:s text:c="4"/>│ <text:s text:c="6"/>│ <text:s text:c="3"/>&lt;null&gt; │ <text:s text:c="15"/>│</text:p>
      <text:p text:style-name="P1">├───────────────┼─────────────┼────────┼───────┼───────────┼────────────────┤</text:p>
      <text:p text:style-name="P1">│ street <text:s text:c="7"/>│ varchar(32) │ NO <text:s text:c="4"/>│ <text:s text:c="6"/>│ <text:s text:c="3"/>&lt;null&gt; │ <text:s text:c="15"/>│</text:p>
      <text:p text:style-name="P1">├───────────────┼─────────────┼────────┼───────┼───────────┼────────────────┤</text:p>
      <text:p text:style-name="P1">│ city <text:s text:c="9"/>│ varchar(16) │ NO <text:s text:c="4"/>│ <text:s text:c="6"/>│ <text:s text:c="3"/>&lt;null&gt; │ <text:s text:c="15"/>│</text:p>
      <text:p text:style-name="P1">├───────────────┼─────────────┼────────┼───────┼───────────┼────────────────┤</text:p>
      <text:p text:style-name="P1">│ state <text:s text:c="8"/>│ varchar(16) │ NO <text:s text:c="4"/>│ <text:s text:c="6"/>│ <text:s text:c="3"/>&lt;null&gt; │ <text:s text:c="15"/>│</text:p>
      <text:p text:style-name="P1">├───────────────┼─────────────┼────────┼───────┼───────────┼────────────────┤</text:p>
      <text:p text:style-name="P1">│ zip_code <text:s text:c="5"/>│ varchar(6) <text:s/>│ NO <text:s text:c="4"/>│ <text:s text:c="6"/>│ <text:s text:c="3"/>&lt;null&gt; │ <text:s text:c="15"/>│</text:p>
      <text:p text:style-name="P1">├───────────────┼─────────────┼────────┼───────┼───────────┼────────────────┤</text:p>
      <text:p text:style-name="P1">│ landmark <text:s text:c="5"/>│ varchar(32) │ NO <text:s text:c="4"/>│ <text:s text:c="6"/>│ <text:s text:c="3"/>&lt;null&gt; │ <text:s text:c="15"/>│</text:p>
      <text:p text:style-name="P1">├───────────────┼─────────────┼────────┼───────┼───────────┼────────────────┤</text:p>
      <text:p text:style-name="P1">│ latitude <text:s text:c="5"/>│ double <text:s text:c="5"/>│ NO <text:s text:c="4"/>│ <text:s text:c="6"/>│ <text:s text:c="3"/>&lt;null&gt; │ <text:s text:c="15"/>│</text:p>
      <text:p text:style-name="P1">├───────────────┼─────────────┼────────┼───────┼───────────┼────────────────┤</text:p>
      <text:p text:style-name="P1">│ longitude <text:s text:c="4"/>│ double <text:s text:c="5"/>│ NO <text:s text:c="4"/>│ <text:s text:c="6"/>│ <text:s text:c="3"/>&lt;null&gt; │ <text:s text:c="15"/>│</text:p>
      <text:p text:style-name="P1">├───────────────┼─────────────┼────────┼───────┼───────────┼────────────────┤</text:p>
      <text:p text:style-name="P1">│ in_time <text:s text:c="6"/>│ time(6) <text:s text:c="4"/>│ YES <text:s text:c="3"/>│ <text:s text:c="6"/>│ <text:s text:c="3"/>&lt;null&gt; │ <text:s text:c="15"/>│</text:p>
      <text:p text:style-name="P1">╘═══════════════╧═════════════╧════════╧═══════╧═══════════╧════════════════╛</text:p>
      <text:p text:style-name="P1">10 rows in set</text:p>
      <text:p text:style-name="P1">Time: 0.005s</text:p>
      <text:p text:style-name="P1"/>
      <text:p text:style-name="P1">mysql 31165@localhost:accomple&gt; DESCRIBE accommodation_room;</text:p>
      <text:p text:style-name="P1">╒══════════════╤══════════════╤════════╤═══════╤═══════════╤════════════════╕</text:p>
      <text:p text:style-name="P1">│ Field <text:s text:c="7"/>│ Type <text:s text:c="8"/>│ Null <text:s text:c="2"/>│ Key <text:s text:c="2"/>│ <text:s text:c="2"/>Default │ Extra <text:s text:c="9"/>│</text:p>
      <text:p text:style-name="P1">╞══════════════╪══════════════╪════════╪═══════╪═══════════╪════════════════╡</text:p>
      <text:p text:style-name="P1">│ id <text:s text:c="10"/>│ int <text:s text:c="9"/>│ NO <text:s text:c="4"/>│ PRI <text:s text:c="2"/>│ <text:s text:c="3"/>&lt;null&gt; │ auto_increment │</text:p>
      <text:p text:style-name="P1">├──────────────┼──────────────┼────────┼───────┼───────────┼────────────────┤</text:p>
      <text:p text:style-name="P1">│ title <text:s text:c="7"/>│ varchar(32) <text:s/>│ NO <text:s text:c="4"/>│ <text:s text:c="6"/>│ <text:s text:c="3"/>&lt;null&gt; │ <text:s text:c="15"/>│</text:p>
      <text:p text:style-name="P1">├──────────────┼──────────────┼────────┼───────┼───────────┼────────────────┤</text:p>
      <text:p text:style-name="P1">│ rent <text:s text:c="8"/>│ double <text:s text:c="6"/>│ NO <text:s text:c="4"/>│ <text:s text:c="6"/>│ <text:s text:c="3"/>&lt;null&gt; │ <text:s text:c="15"/>│</text:p>
      <text:p text:style-name="P1">├──────────────┼──────────────┼────────┼───────┼───────────┼────────────────┤</text:p>
      <text:p text:style-name="P1">│ room_no <text:s text:c="5"/>│ int <text:s text:c="9"/>│ NO <text:s text:c="4"/>│ <text:s text:c="6"/>│ <text:s text:c="3"/>&lt;null&gt; │ <text:s text:c="15"/>│</text:p>
      <text:p text:style-name="P1">├──────────────┼──────────────┼────────┼───────┼───────────┼────────────────┤</text:p>
      <text:p text:style-name="P1">│ gender_label │ varchar(1) <text:s text:c="2"/>│ NO <text:s text:c="4"/>│ <text:s text:c="6"/>│ <text:s text:c="3"/>&lt;null&gt; │ <text:s text:c="15"/>│</text:p>
      <text:p text:style-name="P1">├──────────────┼──────────────┼────────┼───────┼───────────┼────────────────┤</text:p>
      <text:p text:style-name="P1">│ occupancy <text:s text:c="3"/>│ int <text:s text:c="9"/>│ NO <text:s text:c="4"/>│ <text:s text:c="6"/>│ <text:s text:c="3"/>&lt;null&gt; │ <text:s text:c="15"/>│</text:p>
      <text:p text:style-name="P1">├──────────────┼──────────────┼────────┼───────┼───────────┼────────────────┤</text:p>
      <text:p text:style-name="P1">│ display_pic <text:s/>│ varchar(100) │ YES <text:s text:c="3"/>│ <text:s text:c="6"/>│ <text:s text:c="3"/>&lt;null&gt; │ <text:s text:c="15"/>│</text:p>
      <text:p text:style-name="P1">├──────────────┼──────────────┼────────┼───────┼───────────┼────────────────┤</text:p>
      <text:p text:style-name="P1">│ is_booked <text:s text:c="3"/>│ tinyint(1) <text:s text:c="2"/>│ NO <text:s text:c="4"/>│ <text:s text:c="6"/>│ <text:s text:c="3"/>&lt;null&gt; │ <text:s text:c="15"/>│</text:p>
      <text:p text:style-name="P1">├──────────────┼──────────────┼────────┼───────┼───────────┼────────────────┤</text:p>
      <text:p text:style-name="P1">│ building_id <text:s/>│ int <text:s text:c="9"/>│ NO <text:s text:c="4"/>│ MUL <text:s text:c="2"/>│ <text:s text:c="3"/>&lt;null&gt; │ <text:s text:c="15"/>│</text:p>
      <text:p text:style-name="P1">├──────────────┼──────────────┼────────┼───────┼───────────┼────────────────┤</text:p>
      <text:p text:style-name="P1">│ owner_id <text:s text:c="4"/>│ int <text:s text:c="9"/>│ NO <text:s text:c="4"/>│ MUL <text:s text:c="2"/>│ <text:s text:c="3"/>&lt;null&gt; │ <text:s text:c="15"/>│</text:p>
      <text:p text:style-name="P1">╘══════════════╧══════════════╧════════╧═══════╧═══════════╧════════════════╛</text:p>
      <text:p text:style-name="P1">10 rows in set</text:p>
      <text:p text:style-name="P1">Time: 0.003s</text:p>
      <text:p text:style-name="P1"/>
      <text:p text:style-name="P1">mysql 31165@localhost:accomple&gt; DESCRIBE accommodation_roomphoto;</text:p>
      <text:p text:style-name="P1">╒═════════╤══════════════╤════════╤═══════╤═══════════╤════════════════╕</text:p>
      <text:p text:style-name="P1">│ Field <text:s text:c="2"/>│ Type <text:s text:c="8"/>│ Null <text:s text:c="2"/>│ Key <text:s text:c="2"/>│ <text:s text:c="2"/>Default │ Extra <text:s text:c="9"/>│</text:p>
      <text:p text:style-name="P1">╞═════════╪══════════════╪════════╪═══════╪═══════════╪════════════════╡</text:p>
      <text:p text:style-name="P1">│ id <text:s text:c="5"/>│ int <text:s text:c="9"/>│ NO <text:s text:c="4"/>│ PRI <text:s text:c="2"/>│ <text:s text:c="3"/>&lt;null&gt; │ auto_increment │</text:p>
      <text:p text:style-name="P1">├─────────┼──────────────┼────────┼───────┼───────────┼────────────────┤</text:p>
      <text:p text:style-name="P1">│ photo <text:s text:c="2"/>│ varchar(100) │ NO <text:s text:c="4"/>│ <text:s text:c="6"/>│ <text:s text:c="3"/>&lt;null&gt; │ <text:s text:c="15"/>│</text:p>
      <text:p text:style-name="P1">├─────────┼──────────────┼────────┼───────┼───────────┼────────────────┤</text:p>
      <text:p text:style-name="P1">│ room_id │ int <text:s text:c="9"/>│ NO <text:s text:c="4"/>│ MUL <text:s text:c="2"/>│ <text:s text:c="3"/>&lt;null&gt; │ <text:s text:c="15"/>│</text:p>
      <text:p text:style-name="P1">╘═════════╧══════════════╧════════╧═══════╧═══════════╧════════════════╛</text:p>
      <text:p text:style-name="P1">3 rows in set</text:p>
      <text:p text:style-name="P1">Time: 0.007s</text:p>
      <text:p text:style-name="P1"/>
      <text:p text:style-name="P1"><text:soft-page-break/>mysql 31165@localhost:accomple&gt; DESCRIBE accommodation_roomperk;</text:p>
      <text:p text:style-name="P1">╒═════════════╤═════════════╤════════╤═══════╤═══════════╤════════════════╕</text:p>
      <text:p text:style-name="P1">│ Field <text:s text:c="6"/>│ Type <text:s text:c="7"/>│ Null <text:s text:c="2"/>│ Key <text:s text:c="2"/>│ <text:s text:c="2"/>Default │ Extra <text:s text:c="9"/>│</text:p>
      <text:p text:style-name="P1">╞═════════════╪═════════════╪════════╪═══════╪═══════════╪════════════════╡</text:p>
      <text:p text:style-name="P1">│ id <text:s text:c="9"/>│ int <text:s text:c="8"/>│ NO <text:s text:c="4"/>│ PRI <text:s text:c="2"/>│ <text:s text:c="3"/>&lt;null&gt; │ auto_increment │</text:p>
      <text:p text:style-name="P1">├─────────────┼─────────────┼────────┼───────┼───────────┼────────────────┤</text:p>
      <text:p text:style-name="P1">│ description │ varchar(32) │ NO <text:s text:c="4"/>│ <text:s text:c="6"/>│ <text:s text:c="3"/>&lt;null&gt; │ <text:s text:c="15"/>│</text:p>
      <text:p text:style-name="P1">╘═════════════╧═════════════╧════════╧═══════╧═══════════╧════════════════╛</text:p>
      <text:p text:style-name="P1">2 rows in set</text:p>
      <text:p text:style-name="P1">Time: 0.002s</text:p>
      <text:p text:style-name="P1"/>
      <text:p text:style-name="P1">mysql 31165@localhost:accomple&gt; DESCRIBE accommodation_roomperk_room;</text:p>
      <text:p text:style-name="P1">╒═════════════╤════════╤════════╤═══════╤═══════════╤════════════════╕</text:p>
      <text:p text:style-name="P1">│ Field <text:s text:c="6"/>│ Type <text:s text:c="2"/>│ Null <text:s text:c="2"/>│ Key <text:s text:c="2"/>│ <text:s text:c="2"/>Default │ Extra <text:s text:c="9"/>│</text:p>
      <text:p text:style-name="P1">╞═════════════╪════════╪════════╪═══════╪═══════════╪════════════════╡</text:p>
      <text:p text:style-name="P1">│ id <text:s text:c="9"/>│ int <text:s text:c="3"/>│ NO <text:s text:c="4"/>│ PRI <text:s text:c="2"/>│ <text:s text:c="3"/>&lt;null&gt; │ auto_increment │</text:p>
      <text:p text:style-name="P1">├─────────────┼────────┼────────┼───────┼───────────┼────────────────┤</text:p>
      <text:p text:style-name="P1">│ roomperk_id │ int <text:s text:c="3"/>│ NO <text:s text:c="4"/>│ MUL <text:s text:c="2"/>│ <text:s text:c="3"/>&lt;null&gt; │ <text:s text:c="15"/>│</text:p>
      <text:p text:style-name="P1">├─────────────┼────────┼────────┼───────┼───────────┼────────────────┤</text:p>
      <text:p text:style-name="P1">│ room_id <text:s text:c="4"/>│ int <text:s text:c="3"/>│ NO <text:s text:c="4"/>│ MUL <text:s text:c="2"/>│ <text:s text:c="3"/>&lt;null&gt; │ <text:s text:c="15"/>│</text:p>
      <text:p text:style-name="P1">╘═════════════╧════════╧════════╧═══════╧═══════════╧════════════════╛</text:p>
      <text:p text:style-name="P1">3 rows in set</text:p>
      <text:p text:style-name="P1">Time: 0.007s</text:p>
      <text:p text:style-name="P1"/>
      <text:p text:style-name="P1">mysql 31165@localhost:accomple&gt; DESCRIBE accommodation_buildingperk;</text:p>
      <text:p text:style-name="P1">╒═════════════╤═════════════╤════════╤═══════╤═══════════╤════════════════╕</text:p>
      <text:p text:style-name="P1">│ Field <text:s text:c="6"/>│ Type <text:s text:c="7"/>│ Null <text:s text:c="2"/>│ Key <text:s text:c="2"/>│ <text:s text:c="2"/>Default │ Extra <text:s text:c="9"/>│</text:p>
      <text:p text:style-name="P1">╞═════════════╪═════════════╪════════╪═══════╪═══════════╪════════════════╡</text:p>
      <text:p text:style-name="P1">│ id <text:s text:c="9"/>│ int <text:s text:c="8"/>│ NO <text:s text:c="4"/>│ PRI <text:s text:c="2"/>│ <text:s text:c="3"/>&lt;null&gt; │ auto_increment │</text:p>
      <text:p text:style-name="P1">├─────────────┼─────────────┼────────┼───────┼───────────┼────────────────┤</text:p>
      <text:p text:style-name="P1">│ description │ varchar(32) │ NO <text:s text:c="4"/>│ <text:s text:c="6"/>│ <text:s text:c="3"/>&lt;null&gt; │ <text:s text:c="15"/>│</text:p>
      <text:p text:style-name="P1">╘═════════════╧═════════════╧════════╧═══════╧═══════════╧════════════════╛</text:p>
      <text:p text:style-name="P1">2 rows in set</text:p>
      <text:p text:style-name="P1">Time: 0.007s</text:p>
      <text:p text:style-name="P1"/>
      <text:p text:style-name="P1">mysql 31165@localhost:accomple&gt; DESCRIBE accommodation_buildingperk_building;</text:p>
      <text:p text:style-name="P1">╒═════════════════╤════════╤════════╤═══════╤═══════════╤════════════════╕</text:p>
      <text:p text:style-name="P1">│ Field <text:s text:c="10"/>│ Type <text:s text:c="2"/>│ Null <text:s text:c="2"/>│ Key <text:s text:c="2"/>│ <text:s text:c="2"/>Default │ Extra <text:s text:c="9"/>│</text:p>
      <text:p text:style-name="P1">╞═════════════════╪════════╪════════╪═══════╪═══════════╪════════════════╡</text:p>
      <text:p text:style-name="P1">│ id <text:s text:c="13"/>│ int <text:s text:c="3"/>│ NO <text:s text:c="4"/>│ PRI <text:s text:c="2"/>│ <text:s text:c="3"/>&lt;null&gt; │ auto_increment │</text:p>
      <text:p text:style-name="P1">├─────────────────┼────────┼────────┼───────┼───────────┼────────────────┤</text:p>
      <text:p text:style-name="P1">│ buildingperk_id │ int <text:s text:c="3"/>│ NO <text:s text:c="4"/>│ MUL <text:s text:c="2"/>│ <text:s text:c="3"/>&lt;null&gt; │ <text:s text:c="15"/>│</text:p>
      <text:p text:style-name="P1">├─────────────────┼────────┼────────┼───────┼───────────┼────────────────┤</text:p>
      <text:p text:style-name="P1">│ building_id <text:s text:c="4"/>│ int <text:s text:c="3"/>│ NO <text:s text:c="4"/>│ MUL <text:s text:c="2"/>│ <text:s text:c="3"/>&lt;null&gt; │ <text:s text:c="15"/>│</text:p>
      <text:p text:style-name="P1">╘═════════════════╧════════╧════════╧═══════╧═══════════╧════════════════╛</text:p>
      <text:p text:style-name="P1">3 rows in set</text:p>
      <text:p text:style-name="P1">Time: 0.007s</text:p>
      <text:p text:style-name="P1"/>
      <text:p text:style-name="P1">mysql 31165@localhost:accomple&gt; DESCRIBE accommodation_booking;</text:p>
      <text:p text:style-name="P1">╒════════════╤═════════════╤════════╤═══════╤═══════════╤════════════════╕</text:p>
      <text:p text:style-name="P1">│ Field <text:s text:c="5"/>│ Type <text:s text:c="7"/>│ Null <text:s text:c="2"/>│ Key <text:s text:c="2"/>│ <text:s text:c="2"/>Default │ Extra <text:s text:c="9"/>│</text:p>
      <text:p text:style-name="P1">╞════════════╪═════════════╪════════╪═══════╪═══════════╪════════════════╡</text:p>
      <text:p text:style-name="P1">│ id <text:s text:c="8"/>│ int <text:s text:c="8"/>│ NO <text:s text:c="4"/>│ PRI <text:s text:c="2"/>│ <text:s text:c="3"/>&lt;null&gt; │ auto_increment │</text:p>
      <text:p text:style-name="P1">├────────────┼─────────────┼────────┼───────┼───────────┼────────────────┤</text:p>
      <text:p text:style-name="P1">│ booking_no │ varchar(32) │ NO <text:s text:c="4"/>│ UNI <text:s text:c="2"/>│ <text:s text:c="3"/>&lt;null&gt; │ <text:s text:c="15"/>│</text:p>
      <text:p text:style-name="P1">├────────────┼─────────────┼────────┼───────┼───────────┼────────────────┤</text:p>
      <text:p text:style-name="P1">│ expiration │ datetime(6) │ NO <text:s text:c="4"/>│ <text:s text:c="6"/>│ <text:s text:c="3"/>&lt;null&gt; │ <text:s text:c="15"/>│</text:p>
      <text:p text:style-name="P1">├────────────┼─────────────┼────────┼───────┼───────────┼────────────────┤</text:p>
      <text:p text:style-name="P1">│ room_id <text:s text:c="3"/>│ int <text:s text:c="8"/>│ NO <text:s text:c="4"/>│ MUL <text:s text:c="2"/>│ <text:s text:c="3"/>&lt;null&gt; │ <text:s text:c="15"/>│</text:p>
      <text:p text:style-name="P1">├────────────┼─────────────┼────────┼───────┼───────────┼────────────────┤</text:p>
      <text:p text:style-name="P1">│ user_id <text:s text:c="3"/>│ int <text:s text:c="8"/>│ NO <text:s text:c="4"/>│ MUL <text:s text:c="2"/>│ <text:s text:c="3"/>&lt;null&gt; │ <text:s text:c="15"/>│</text:p>
      <text:p text:style-name="P1">╘════════════╧═════════════╧════════╧═══════╧═══════════╧════════════════╛</text:p>
      <text:p text:style-name="P1">5 rows in set</text:p>
      <text:p text:style-name="P1">Time: 0.008s</text:p>
      <text:p text:style-name="P1"/>
      <text:p text:style-name="P1"/>
      <text:p text:style-name="P1"/>
      <text:p text:style-name="P1"><text:soft-page-break/>mysql 31165@localhost:accomple&gt; DESCRIBE accommodation_propertydeed;</text:p>
      <text:p text:style-name="P1">╒═════════════════╤══════════════╤════════╤═══════╤═══════════╤════════════════╕</text:p>
      <text:p text:style-name="P1">│ Field <text:s text:c="10"/>│ Type <text:s text:c="8"/>│ Null <text:s text:c="2"/>│ Key <text:s text:c="2"/>│ <text:s text:c="2"/>Default │ Extra <text:s text:c="9"/>│</text:p>
      <text:p text:style-name="P1">╞═════════════════╪══════════════╪════════╪═══════╪═══════════╪════════════════╡</text:p>
      <text:p text:style-name="P1">│ id <text:s text:c="13"/>│ int <text:s text:c="9"/>│ NO <text:s text:c="4"/>│ PRI <text:s text:c="2"/>│ <text:s text:c="3"/>&lt;null&gt; │ auto_increment │</text:p>
      <text:p text:style-name="P1">├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registration_no │ varchar(32) <text:s/>│ NO <text:s text:c="4"/>│ <text:span text:style-name="T1">UNI</text:span> <text:s text:c="2"/>│ <text:s text:c="3"/>&lt;null&gt; │ <text:s text:c="15"/>│</text:p>
      <text:p text:style-name="P1">├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issue_date <text:s text:c="5"/>│ date <text:s text:c="8"/>│ NO <text:s text:c="4"/>│ <text:s text:c="6"/>│ <text:s text:c="3"/>&lt;null&gt; │ <text:s text:c="15"/>│</text:p>
      <text:p text:style-name="P1">├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expiry_date <text:s text:c="4"/>│ date <text:s text:c="8"/>│ YES <text:s text:c="3"/>│ <text:s text:c="6"/>│ <text:s text:c="3"/>&lt;null&gt; │ <text:s text:c="15"/>│</text:p>
      <text:p text:style-name="P1">├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document <text:s text:c="7"/>│ varchar(100) │ NO <text:s text:c="4"/>│ <text:span text:style-name="T1">UNI</text:span> <text:s text:c="2"/>│ <text:s text:c="3"/>&lt;null&gt; │ <text:s text:c="15"/>│</text:p>
      <text:p text:style-name="P1">├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owner_id <text:s text:c="7"/>│ int <text:s text:c="9"/>│ NO <text:s text:c="4"/>│ MUL <text:s text:c="2"/>│ <text:s text:c="3"/>&lt;null&gt; │ <text:s text:c="15"/>│</text:p>
      <text:p text:style-name="P1">├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">│ room_id <text:s text:c="8"/>│ int <text:s text:c="9"/>│ NO <text:s text:c="4"/>│ <text:span text:style-name="T1">UNI </text:span><text:s text:c="2"/>│ <text:s text:c="3"/>&lt;null&gt; │ <text:s text:c="15"/>│</text:p>
      <text:p text:style-name="P1">╘═════════════════╧══════════════╧════════╧═══════╧═══════════╧════════════════╛</text:p>
      <text:p text:style-name="P1">7 rows in set</text:p>
      <text:p text:style-name="P1">Time: 0.009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09:35:11.518621890</meta:creation-date>
    <dc:date>2020-10-25T21:39:06.093185094</dc:date>
    <meta:editing-duration>PT49M4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4" meta:paragraph-count="203" meta:word-count="1136" meta:character-count="14293" meta:non-whitespace-character-count="10727"/>
  </office:meta>
</office:document-meta>
</file>